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67cm" svg:stroke-color="#000000" svg:stroke-opacity="0%" draw:stroke-linejoin="miter" draw:fill="none" fo:padding-top="0.158cm" fo:padding-bottom="0.158cm" fo:padding-left="0.283cm" fo:padding-right="0.283cm"/>
    </style:style>
    <style:style style:name="gr2" style:family="graphic" style:parent-style-name="standard">
      <style:graphic-properties draw:stroke="solid" svg:stroke-width="0.282cm" svg:stroke-color="#0066b3" draw:stroke-linejoin="miter" draw:fill="none" fo:padding-top="0.266cm" fo:padding-bottom="0.266cm" fo:padding-left="0.391cm" fo:padding-right="0.391cm"/>
    </style:style>
    <style:style style:name="gr3" style:family="graphic" style:parent-style-name="standard">
      <style:graphic-properties draw:stroke="solid" svg:stroke-width="0.282cm" svg:stroke-color="#0066b3" draw:stroke-linejoin="miter" draw:fill="solid" draw:fill-color="#fff200" fo:padding-top="0.266cm" fo:padding-bottom="0.266cm" fo:padding-left="0.391cm" fo:padding-right="0.39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2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7.835cm" svg:height="7.836cm" svg:x="0.576cm" svg:y="0.654cm" svg:viewBox="0 0 7836 7837" draw:points="3918,7837 0,7837 0,0 7836,0 7836,7837">
          <text:p/>
        </draw:polygon>
        <draw:line draw:style-name="gr2" draw:text-style-name="P1" draw:layer="layout" svg:x1="2.258cm" svg:y1="6.775cm" svg:x2="6.775cm" svg:y2="2.258cm">
          <text:p/>
        </draw:line>
        <draw:path draw:style-name="gr3" draw:text-style-name="P2" draw:layer="layout" svg:width="1.411cm" svg:height="1.411cm" svg:x="6.491cm" svg:y="1.129cm" svg:viewBox="0 0 1412 1412" svg:d="M1412 706c0 130-29 241-94 353-65 113-146 194-259 259-112 65-223 94-353 94s-240-29-353-94-193-146-258-259c-65-112-95-223-95-353s30-240 95-353 145-193 258-258 223-95 353-95 241 30 353 95c113 65 194 145 259 258s94 223 94 353z">
          <text:p/>
        </draw:path>
        <draw:path draw:style-name="gr3" draw:text-style-name="P2" draw:layer="layout" svg:width="1.411cm" svg:height="1.411cm" svg:x="1.129cm" svg:y="6.491cm" svg:viewBox="0 0 1412 1412" svg:d="M1412 706c0 130-29 241-94 353-65 113-146 194-259 259-112 65-223 94-353 94s-240-29-353-94-193-146-258-259c-65-112-95-223-95-353s30-240 95-353 145-193 258-258 223-95 353-95 241 30 353 95c113 65 194 145 259 258s94 223 94 35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031cm" fo:page-height="9.0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6T23:51:54.306289305</dc:date>
    <meta:editing-duration>PT41S</meta:editing-duration>
    <meta:editing-cycles>1</meta:editing-cycles>
    <meta:document-statistic meta:object-count="4"/>
    <meta:generator>LibreOffice/6.0.7.3$Linux_X86_64 LibreOffice_project/00m0$Build-3</meta:generator>
  </office:meta>
</office:document-meta>
</file>